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7a341" officeooo:paragraph-rsid="0017a341" style:font-weight-asian="bold" style:font-weight-complex="bold"/>
    </style:style>
    <style:style style:name="P2" style:family="paragraph" style:parent-style-name="Standard">
      <style:text-properties officeooo:rsid="0017a341" officeooo:paragraph-rsid="0017a341"/>
    </style:style>
    <style:style style:name="P3" style:family="paragraph" style:parent-style-name="Standard">
      <style:text-properties officeooo:rsid="00183afd" officeooo:paragraph-rsid="00183af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ción MultiChannel Blog</text:p>
      <text:p text:style-name="P2">Cristian Portillo y Gonzalo Delgado</text:p>
      <text:p text:style-name="P3"/>
      <text:p text:style-name="P3"><text:span text:style-name="T1">1. Documentación y Estudio de Alternativas</text:span><text:line-break/>Se ha completado la documentación inicial del proyecto:<text:line-break/><text:line-break/>README.md: Se ha redactado un documento README que incluye:<text:line-break/>- La descripción y concepto del proyecto (Agregador Twitch/YouTube).<text:line-break/>- El Stack Tecnológico (Flask, Jinja2, SQLAlchemy).<text:line-break/>- Instrucciones detalladas de instalación y activación del servidor.<text:line-break/>- La plantilla de configuración del archivo .env para las futuras claves API.<text:line-break/>- metodologia.md: Se ha justificado la elección de la metodología Scrum (Reto 4).<text:line-break/><text:line-break/>Estudio de Viabilidad <text:span text:style-name="T1">(Reto 5)</text:span>: Se ha completado el estudio de viabilidad y alternativas (incluido en el README.md), confirmando la disponibilidad de las APIs necesarias y justificando la elección de Flask sobre otras alternativas.<text:line-break/><text:line-break/><text:span text:style-name="T1">2. Control de Versiones</text:span><text:line-break/>Se ha establecido y probado el sistema de control de versiones (Git) como pilar del proyecto:<text:line-break/>- Repositorio: El repositorio multichannel-blog está inicializado y sincronizado.<text:line-break/>-Flujo de Trabajo: Se ha probado el flujo completo de Git (clone, add, commit, pull y push), resolviendo los conflictos iniciales de "fetch first".<text:line-break/>- .gitignore: Se ha configurado un archivo .gitignore esencial para excluir el entorno virtual (venv/) y los archivos de configuración sensibles (.env) del repositorio.<text:line-break/><text:line-break/><text:span text:style-name="T1">3. Planificación y Objetivos Parciales</text:span><text:line-break/>Se ha completado el primer objetivo parcial ("Configuración del Proyecto"):<text:line-break/>- Entorno de Desarrollo: Se ha definido un entorno virtual (venv) y se han capturado todas las dependencias iniciales en el archivo requirements.txt.<text:line-break/>- Esqueleto de la Aplicación: Se ha creado la estructura base de la aplicación Flask (app.py) y se ha confirmado que el servidor local arranca correctamente.<text:line-break/><text:line-break/>Herramienta de Planificación: Se ha elegido GitHub Projects como herramienta de planificación <text:span text:style-name="T1">(Reto 4)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Mangal1" style:font-family-complex="Mang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7T10:06:03.454000000</meta:creation-date>
    <dc:date>2025-11-18T08:52:17.433898600</dc:date>
    <meta:editing-duration>PT3M36S</meta:editing-duration>
    <meta:editing-cycles>10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3" meta:word-count="271" meta:character-count="1855" meta:non-whitespace-character-count="1582"/>
  </office:meta>
</office:document-meta>
</file>